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18"/>SNU developer log day 418</text:h>
      <text:p text:style-name="P1">After a long period of small updates, even with my bad schedule today, I was determined to make an update that would strengthen the foundation of SNU further. I started and worked on multiple new parts of the site today, including new audio settings, the homepage of the CompuSmell project, updates to the translation service, updates to the anti-sucide page, documentation changes, and updates to the SNU online school system, all in one day.</text:p>
      <text:p text:style-name="P1">I worked on 6 different projects today (7 if you count file exporting) I still have more planned, I just need to find good days to do it. Today, I made many changes to these pages, and added new ideas in. Site development is still a little slow at the moment, but I am still working on my schedule, and my motivation. I am still working on the foundation of this website, and it is taking a long time to do so by myself. I really feel like I need a break, but I want to keep the daily streak going, and I have no-one to cover for me. Even with all the new features, I feel like today is only a decent day for site development.</text:p>
      <text:p text:style-name="Text_20_body"><text:span text:style-name="T1">Sean Patrick Myrick on March 23rd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5:38:21.288000000</meta:creation-date>
    <dc:date>2020-03-24T15:39:00.184000000</dc:date>
    <meta:editing-duration>PT39S</meta:editing-duration>
    <meta:editing-cycles>1</meta:editing-cycles>
    <meta:document-statistic meta:table-count="0" meta:image-count="0" meta:object-count="0" meta:page-count="1" meta:paragraph-count="4" meta:word-count="213" meta:character-count="1132" meta:non-whitespace-character-count="923"/>
    <meta:generator>LibreOffice/6.1.2.1$Windows_X86_64 LibreOffice_project/65905a128db06ba48db947242809d14d3f9a93fe</meta:generator>
  </office:meta>
</office:document-meta>
</file>